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2/11/2021</text:span></text:p>
      <text:p text:style-name="P9"/>
      <text:p text:style-name="P10">RECIBI CONFORME</text:p>
      <text:p text:style-name="P9"/>
      <text:p text:style-name="P11">CLIENTE: NUÑEZ TARAZONA NEIL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CRIOLL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NUÑEZ TARAZONA NEIL</text:span></text:p>
      <text:p text:style-name="P5">Recojo: <text:span text:style-name="T3">JAQUE TARAZONA DANTON LUCIO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18:52:1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